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15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10" table:style-name="ta1">
        <table:shapes>
          <draw:frame draw:z-index="0" draw:style-name="gr1" draw:text-style-name="P1" svg:width="15.999cm" svg:height="8.999cm" svg:x="18.281cm" svg:y="0.914cm">
            <draw:object draw:notify-on-update-of-ranges="'110'.D1:'110'.D12 '110'.A1:'110'.A1 '110'.E1:'110'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80999" calcext:value-type="float">
            <text:p>1159861528.80999</text:p>
          </table:table-cell>
          <table:table-cell office:value-type="float" office:value="0" calcext:value-type="float">
            <text:p>0</text:p>
          </table:table-cell>
          <table:table-cell table:formula="of:=[.B1]-[.B$1]" office:value-type="float" office:value="0" calcext:value-type="float">
            <text:p>0</text:p>
          </table:table-cell>
          <table:table-cell table:formula="of:=SUM([.C$1:.C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81152" calcext:value-type="float">
            <text:p>1159861528.81152</text:p>
          </table:table-cell>
          <table:table-cell office:value-type="float" office:value="23" calcext:value-type="float">
            <text:p>23</text:p>
          </table:table-cell>
          <table:table-cell table:formula="of:=[.B2]-[.B$1]" office:value-type="float" office:value="0.00153017044067383" calcext:value-type="float">
            <text:p>0.001530170440674</text:p>
          </table:table-cell>
          <table:table-cell table:formula="of:=SUM([.C$1:.C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92857" calcext:value-type="float">
            <text:p>1159861528.92857</text:p>
          </table:table-cell>
          <table:table-cell office:value-type="float" office:value="22" calcext:value-type="float">
            <text:p>22</text:p>
          </table:table-cell>
          <table:table-cell table:formula="of:=[.B3]-[.B$1]" office:value-type="float" office:value="0.118580102920532" calcext:value-type="float">
            <text:p>0.118580102920532</text:p>
          </table:table-cell>
          <table:table-cell table:formula="of:=SUM([.C$1:.C3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93575" calcext:value-type="float">
            <text:p>1159861528.93575</text:p>
          </table:table-cell>
          <table:table-cell office:value-type="float" office:value="33" calcext:value-type="float">
            <text:p>33</text:p>
          </table:table-cell>
          <table:table-cell table:formula="of:=[.B4]-[.B$1]" office:value-type="float" office:value="0.125760078430176" calcext:value-type="float">
            <text:p>0.125760078430176</text:p>
          </table:table-cell>
          <table:table-cell table:formula="of:=SUM([.C$1:.C4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96089" calcext:value-type="float">
            <text:p>1159861528.96089</text:p>
          </table:table-cell>
          <table:table-cell office:value-type="float" office:value="66" calcext:value-type="float">
            <text:p>66</text:p>
          </table:table-cell>
          <table:table-cell table:formula="of:=[.B5]-[.B$1]" office:value-type="float" office:value="0.15090012550354" calcext:value-type="float">
            <text:p>0.15090012550354</text:p>
          </table:table-cell>
          <table:table-cell table:formula="of:=SUM([.C$1:.C5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96141" calcext:value-type="float">
            <text:p>1159861528.96141</text:p>
          </table:table-cell>
          <table:table-cell office:value-type="float" office:value="11" calcext:value-type="float">
            <text:p>11</text:p>
          </table:table-cell>
          <table:table-cell table:formula="of:=[.B6]-[.B$1]" office:value-type="float" office:value="0.151420116424561" calcext:value-type="float">
            <text:p>0.151420116424561</text:p>
          </table:table-cell>
          <table:table-cell table:formula="of:=SUM([.C$1:.C6]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96206" calcext:value-type="float">
            <text:p>1159861528.96206</text:p>
          </table:table-cell>
          <table:table-cell office:value-type="float" office:value="66" calcext:value-type="float">
            <text:p>66</text:p>
          </table:table-cell>
          <table:table-cell table:formula="of:=[.B7]-[.B$1]" office:value-type="float" office:value="0.152070045471191" calcext:value-type="float">
            <text:p>0.152070045471191</text:p>
          </table:table-cell>
          <table:table-cell table:formula="of:=SUM([.C$1:.C7])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96249" calcext:value-type="float">
            <text:p>1159861528.96249</text:p>
          </table:table-cell>
          <table:table-cell office:value-type="float" office:value="95" calcext:value-type="float">
            <text:p>95</text:p>
          </table:table-cell>
          <table:table-cell table:formula="of:=[.B8]-[.B$1]" office:value-type="float" office:value="0.152500152587891" calcext:value-type="float">
            <text:p>0.152500152587891</text:p>
          </table:table-cell>
          <table:table-cell table:formula="of:=SUM([.C$1:.C8])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8.9634" calcext:value-type="float">
            <text:p>1159861528.9634</text:p>
          </table:table-cell>
          <table:table-cell office:value-type="float" office:value="1011" calcext:value-type="float">
            <text:p>1011</text:p>
          </table:table-cell>
          <table:table-cell table:formula="of:=[.B9]-[.B$1]" office:value-type="float" office:value="0.153409957885742" calcext:value-type="float">
            <text:p>0.153409957885742</text:p>
          </table:table-cell>
          <table:table-cell table:formula="of:=SUM([.C$1:.C9])"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9.03655" calcext:value-type="float">
            <text:p>1159861529.03655</text:p>
          </table:table-cell>
          <table:table-cell office:value-type="float" office:value="5" calcext:value-type="float">
            <text:p>5</text:p>
          </table:table-cell>
          <table:table-cell table:formula="of:=[.B10]-[.B$1]" office:value-type="float" office:value="0.226560115814209" calcext:value-type="float">
            <text:p>0.226560115814209</text:p>
          </table:table-cell>
          <table:table-cell table:formula="of:=SUM([.C$1:.C10])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9.0366" calcext:value-type="float">
            <text:p>1159861529.0366</text:p>
          </table:table-cell>
          <table:table-cell office:value-type="float" office:value="0" calcext:value-type="float">
            <text:p>0</text:p>
          </table:table-cell>
          <table:table-cell table:formula="of:=[.B11]-[.B$1]" office:value-type="float" office:value="0.22661018371582" calcext:value-type="float">
            <text:p>0.22661018371582</text:p>
          </table:table-cell>
          <table:table-cell table:formula="of:=SUM([.C$1:.C11])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136.186.229.138.110 &gt; 136.186.229.139.53667</text:p>
          </table:table-cell>
          <table:table-cell office:value-type="float" office:value="1159861529.07205" calcext:value-type="float">
            <text:p>1159861529.07205</text:p>
          </table:table-cell>
          <table:table-cell office:value-type="float" office:value="0" calcext:value-type="float">
            <text:p>0</text:p>
          </table:table-cell>
          <table:table-cell table:formula="of:=[.B12]-[.B$1]" office:value-type="float" office:value="0.262060165405273" calcext:value-type="float">
            <text:p>0.262060165405273</text:p>
          </table:table-cell>
          <table:table-cell table:formula="of:=SUM([.C$1:.C12])" office:value-type="float" office:value="1332" calcext:value-type="float">
            <text:p>1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2:51:46.452520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2T12:52:23.453160209</dc:date>
    <meta:editing-duration>PT3M48S</meta:editing-duration>
    <meta:editing-cycles>3</meta:editing-cycles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Cumulative Bytes Transferred</text:p>
        </chart:title>
        <chart:subtitle svg:x="5.747cm" svg:y="1.275cm" chart:style-name="ch3">
          <text:p>POP3 protocol (Port 110)</text:p>
        </chart:subtitle>
        <chart:legend chart:legend-position="end" svg:x="11.084cm" svg:y="4.002cm" style:legend-expansion="high" chart:style-name="ch4"/>
        <chart:plot-area chart:style-name="ch5" table:cell-range-address="'110'.D1:'110'.E12 '110'.A1:'110'.A1" chart:data-source-has-labels="row" svg:x="1.331cm" svg:y="2.138cm" svg:width="9.433cm" svg:height="5.701cm">
          <chartooo:coordinate-region svg:x="2.138cm" svg:y="2.338cm" svg:width="8.201cm" svg:height="4.854cm"/>
          <chart:axis chart:dimension="x" chart:name="primary-x" chart:style-name="ch6">
            <chart:title svg:x="4.878cm" svg:y="8.019cm" chart:style-name="ch7">
              <text:p>Time (seconds)</text:p>
            </chart:title>
          </chart:axis>
          <chart:axis chart:dimension="y" chart:name="primary-y" chart:style-name="ch6">
            <chart:title svg:x="0.451cm" svg:y="5.535cm" chart:style-name="ch8">
              <text:p>(bytes)</text:p>
            </chart:title>
            <chart:grid chart:style-name="ch9" chart:class="major"/>
          </chart:axis>
          <chart:series chart:style-name="ch10" chart:values-cell-range-address="'110'.E1:'110'.E12" chart:label-cell-address="'110'.A1:'110'.A1" chart:class="chart:scatter">
            <chart:domain table:cell-range-address="'110'.D1:'110'.D12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36.186.229.138.110 &gt; 136.186.229.139.53667</text:p>
                <draw:g>
                  <svg:desc>'110'.A1:'11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10'.D1:'110'.D12</svg:desc>
                </draw:g>
              </table:table-cell>
              <table:table-cell office:value-type="float" office:value="0">
                <text:p>0</text:p>
                <draw:g>
                  <svg:desc>'110'.E1:'110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3017044067383">
                <text:p>0.001530170440673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580102920532">
                <text:p>0.1185801029205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760078430176">
                <text:p>0.1257600784301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090012550354">
                <text:p>0.150900125503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1420116424561">
                <text:p>0.1514201164245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2070045471191">
                <text:p>0.15207004547119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2500152587891">
                <text:p>0.15250015258789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3409957885742">
                <text:p>0.15340995788574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6560115814209">
                <text:p>0.22656011581420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661018371582">
                <text:p>0.2266101837158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2060165405273">
                <text:p>0.262060165405273</text:p>
              </table:table-cell>
              <table:table-cell office:value-type="float" office:value="1332">
                <text:p>1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